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sans-serif" svg:font-family="sans-serif"/>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528fd"/>
    </style:style>
    <style:style style:name="P2" style:family="paragraph" style:parent-style-name="Text_20_body">
      <style:text-properties officeooo:paragraph-rsid="000528fd"/>
    </style:style>
    <style:style style:name="P3" style:family="paragraph" style:parent-style-name="Text_20_body">
      <style:paragraph-properties fo:margin-left="0in" fo:margin-right="0in" style:line-height-at-least="0.198in" fo:text-indent="0in" style:auto-text-indent="false"/>
    </style:style>
    <style:style style:name="P4" style:family="paragraph" style:parent-style-name="Text_20_body">
      <style:paragraph-properties fo:margin-left="0in" fo:margin-right="0in" style:line-height-at-least="0.198in" fo:text-indent="0in" style:auto-text-indent="false"/>
      <style:text-properties fo:font-variant="normal" fo:text-transform="none" fo:color="#000000" style:font-name="sans-serif" fo:font-size="9pt" fo:letter-spacing="normal" fo:font-style="normal" fo:font-weight="normal"/>
    </style:style>
    <style:style style:name="P5" style:family="paragraph" style:parent-style-name="Text_20_body" style:list-style-name="L1">
      <style:paragraph-properties fo:margin-left="0in" fo:margin-right="0in" fo:margin-top="0in" fo:margin-bottom="0in" style:contextual-spacing="false" style:line-height-at-least="0.198in" fo:text-indent="0in" style:auto-text-indent="false" fo:padding="0in" fo:border="none"/>
    </style:style>
    <style:style style:name="P6" style:family="paragraph" style:parent-style-name="Text_20_body" style:list-style-name="L1">
      <style:paragraph-properties fo:margin-top="0in" fo:margin-bottom="0in" style:contextual-spacing="false" style:line-height-at-least="0.198in" fo:padding="0in" fo:border="none"/>
    </style:style>
    <style:style style:name="T1" style:family="text">
      <style:text-properties officeooo:rsid="000528fd"/>
    </style:style>
    <style:style style:name="T2" style:family="text">
      <style:text-properties fo:font-variant="normal" fo:text-transform="none" fo:color="#000000" style:font-name="sans-serif" fo:font-size="9pt" fo:letter-spacing="normal" fo:font-style="normal" fo:font-weight="normal"/>
    </style:style>
    <style:style style:name="T3" style:family="text">
      <style:text-properties fo:font-variant="normal" fo:text-transform="none" fo:color="#000000" style:font-name="sans-serif" fo:font-size="9pt" fo:letter-spacing="normal" fo:font-style="normal" fo:font-weight="normal" officeooo:rsid="000528fd"/>
    </style:style>
    <style:style style:name="T4" style:family="text">
      <style:text-properties fo:font-variant="normal" fo:text-transform="none" fo:color="#000000" style:font-name="sans-serif" fo:font-size="9pt" fo:letter-spacing="normal" fo:font-style="normal" fo:font-weight="bold" officeooo:rsid="000528fd"/>
    </style:style>
    <style:style style:name="T5" style:family="text">
      <style:text-properties fo:font-variant="normal" fo:text-transform="none" fo:color="#000000" style:font-name="sans-serif" fo:font-size="9pt" fo:letter-spacing="normal" fo:font-style="italic" fo:font-weight="normal"/>
    </style:style>
    <style:style style:name="T6" style:family="text">
      <style:text-properties fo:font-variant="normal" fo:text-transform="none" fo:color="#0b0080" style:text-line-through-style="none" style:font-name="sans-serif" fo:font-size="9pt" fo:letter-spacing="normal" fo:font-style="normal" style:text-underline-style="none" fo:font-weight="normal" style:text-blinking="false"/>
    </style:style>
    <style:style style:name="T7" style:family="text">
      <style:text-properties fo:font-variant="normal" fo:text-transform="none" fo:color="#0b0080" style:text-line-through-style="none" style:font-name="sans-serif" fo:font-size="9pt" fo:letter-spacing="normal" fo:font-style="normal" style:text-underline-style="none" fo:font-weight="normal" officeooo:rsid="000528fd" style:text-blinking="false"/>
    </style:style>
    <style:style style:name="T8" style:family="text">
      <style:text-properties fo:font-variant="normal" fo:text-transform="none" fo:color="#a55858" style:text-line-through-style="none" style:font-name="sans-serif" fo:font-size="9pt" fo:letter-spacing="normal" fo:font-style="normal" style:text-underline-style="none" fo:font-weight="normal" style:text-blinking="false"/>
    </style:style>
    <style:style style:name="T9" style:family="text">
      <style:text-properties fo:font-style="italic"/>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Juegos </text:span></text:p>
      <text:p text:style-name="P1"><text:span text:style-name="T1"/></text:p>
      <text:p text:style-name="P2"><text:span text:style-name="T3">El </text:span><text:span text:style-name="T4">juego del Ultimátum</text:span><text:span text:style-name="T3"> es un juego experimental de </text:span><text:a xlink:type="simple" xlink:href="http://es.wikipedia.org/wiki/Economía"><text:span text:style-name="T7">economía</text:span></text:a><text:span text:style-name="T3"> en el cual dos jugadores interactúan de manera anónima y una sola vez, por lo que la reciprocidad no es un problema. A un jugador (A) se le propone que reparta una determinada cantidad de dinero (generalmente 100$) con otro jugador (B), según le convenga, haciendo una única y definitiva propuesta. El jugador (B), por su parte, podrá aceptar o no dicha propuesta. En caso de no aceptar, ningún jugador ganaría nada. Por el contrario, si acepta se procede al reparto según la propuesta realizada, por el jugador (A).</text:span></text:p>
      <text:p text:style-name="P4">Es de esperar que el jugador (B) siempre acepte la propuesta que se le realice, ya que, de todos modos, ésta siempre mejoraría su situación desde el principio, puesto que parte sin ninguna cantidad. Pues bien, este experimento se ha realizado en numeroso países a lo largo de muchos años, y la complejidad de la experiencia determina que ante una situación de abuso de poder y/o un trato de humillante, se prefiere castigar al contrincante y hacer que ambos lo pierdan todo, antes que aceptar la propuesta. Aunque en todas las pruebas que se han hecho se demuestra que el que propone el ultimátum nunca pretende abusar del que lo recibe, realizando una oferta altruista donde ambos ganen lo mismo (50% - 50%) e incluso, en determinadas ocasiones, ofrecen una cantidad superior.</text:p>
      <text:p text:style-name="P4">El juego del ultimátum se usa como evidencia contra las teorías del <text:span text:style-name="T9">homo economicus</text:span> pues muestra que las elecciones sobre criterios de justicia priman sobre las de beneficio.</text:p>
      <text:p text:style-name="P1"><text:span text:style-name="T1"/></text:p>
      <text:p text:style-name="P1"><text:span text:style-name="T1"/></text:p>
      <text:p text:style-name="P1"><text:span text:style-name="T1"/></text:p>
      <text:p text:style-name="P2"><text:span text:style-name="T3">El </text:span><text:span text:style-name="T4">juego del dictador</text:span><text:span text:style-name="T3"> es un juego muy simple de </text:span><text:a xlink:type="simple" xlink:href="http://es.wikipedia.org/wiki/Economía_experimental"><text:span text:style-name="T7">economía experimental</text:span></text:a><text:span text:style-name="T3">, similar al </text:span><text:a xlink:type="simple" xlink:href="http://es.wikipedia.org/wiki/Juego_del_ultimátum"><text:span text:style-name="T7">juego del ultimátum</text:span></text:a><text:span text:style-name="T3">, que ha sido muy usado para estudiar actitudes altruistas.</text:span></text:p>
      <text:p text:style-name="P3"><text:span text:style-name="T2">En el juego del dictador hay dos jugadores. Uno de los jugadores (conocido como dictador) divide una cierta cantidad de dinero entre él mismo y el otro jugador (conocido como recipiente). A diferencia de lo que ocurre en el </text:span><text:a xlink:type="simple" xlink:href="http://es.wikipedia.org/wiki/Juego_del_ultimátum"><text:span text:style-name="T6">juego del ultimátum</text:span></text:a><text:span text:style-name="T2">, el recipiente en este caso recibe directamente la cantidad de dinero que le entregue el dictador, por lo que su papel en el juego es totalmente pasivo (en el juego del últimátum, el "dictador" debe proponer una división que el "recipiente" acepta o rechaza).</text:span></text:p>
      <text:p text:style-name="P3"><text:span text:style-name="T2">El juego del dictador tiene una extrema importancia en economía experimental, ya que se ha usado para probar el modelo de conducta individual </text:span><text:a xlink:type="simple" xlink:href="http://es.wikipedia.org/wiki/Homo_economicus"><text:span text:style-name="T6">homo economicus</text:span></text:a><text:span text:style-name="T2">: si los individuos se preocuparan sólo de sus propios pagos, los dictadores deberían quedarse con el dinero disponible y no darían nada a los recipientes. Sin embargo, Heinrich et al (2004)</text:span><text:bookmark text:name="cite_ref-1"/><text:a xlink:type="simple" xlink:href="http://es.wikipedia.org/wiki/Juego_del_dictador#cite_note-1"><text:span text:style-name="T6">1</text:span></text:a><text:span text:style-name="T2"> descubrieron en un amplio estudio cultural que los que proponen asignan una parte no nula de la dotación al que responde. (Este estudio de 2004 es una extensión de desarrollos anteriores</text:span><text:bookmark text:name="cite_ref-2"/><text:a xlink:type="simple" xlink:href="http://es.wikipedia.org/wiki/Juego_del_dictador#cite_note-2"><text:span text:style-name="T6">2</text:span></text:a><text:span text:style-name="T2"> en el juego del dictador y en el de la </text:span><text:a xlink:type="simple" xlink:href="http://es.wikipedia.org/w/index.php?title=Juego_de_la_impunidad&amp;action=edit&amp;redlink=1"><text:span text:style-name="T8">impunidad</text:span></text:a><text:span text:style-name="T2">).</text:span></text:p>
      <text:p text:style-name="P4">Este resultado demuestra que:</text:p>
      <text:list xml:id="list2340487538886092033" text:style-name="L1">
        <text:list-item>
          <text:p text:style-name="P5"><text:span text:style-name="T2">Los que proponen fallan al maximizar su propia </text:span><text:a xlink:type="simple" xlink:href="http://es.wikipedia.org/w/index.php?title=Utilidad_esperada&amp;action=edit&amp;redlink=1"><text:span text:style-name="T8">utilidad esperada</text:span></text:a><text:span text:style-name="T2">, o</text:span></text:p>
        </text:list-item>
        <text:list-item>
          <text:p text:style-name="P6"><text:span text:style-name="T2">La </text:span><text:a xlink:type="simple" xlink:href="http://es.wikipedia.org/wiki/Función_de_utilidad"><text:span text:style-name="T6">función de utilidad</text:span></text:a><text:span text:style-name="T2"> de los que proponen incluyen los beneficios de otros.</text:span><text:bookmark text:name="cite_ref-3"/><text:a xlink:type="simple" xlink:href="http://es.wikipedia.org/wiki/Juego_del_dictador#cite_note-3"><text:span text:style-name="T6">3</text:span></text:a></text:p>
        </text:list-item>
      </text:list>
      <text:p text:style-name="P3"><text:span text:style-name="T2">Sin embargo, se han propuesto otras explicaciones, como la </text:span><text:span text:style-name="T5">hipótesis del anonimato</text:span><text:span text:style-name="T2"> que dice que el experimento no está correctamente diseñado para probar la conducta "</text:span><text:a xlink:type="simple" xlink:href="http://es.wikipedia.org/wiki/Altruista"><text:span text:style-name="T6">altruista</text:span></text:a><text:span text:style-name="T2">", ya que la presencia del experimentador impulsa al que propone a evitar la aparición de la "codicia".</text:span><text:bookmark text:name="cite_ref-4"/><text:a xlink:type="simple" xlink:href="http://es.wikipedia.org/wiki/Juego_del_dictador#cite_note-4"><text:span text:style-name="T6">4</text:span></text:a><text:span text:style-name="T2"> En un estudio reciente, John List ha hablado del papel que juega en la conducta del dictador el hecho de disponer solo de alternativas "positivas" (de "dar dinero"). List observa que cuando el dictador puede "quitar" dinero, el comportamiento del dictador cambia y deja de ser tan altruista, para convertirse en algo más egoísta.</text:span><text:bookmark text:name="cite_ref-5"/><text:a xlink:type="simple" xlink:href="http://es.wikipedia.org/wiki/Juego_del_dictador#cite_note-5"><text:span text:style-name="T6">5</text:span></text:a></text:p>
      <text:p text:style-name="P3"><text:span text:style-name="T2">Lo mismo ocurre cuando el dinero que hay disponible a repartir es ganado en una fase anterior. En este caso, si los dictadores trabajan con su esfuerzo para ganar el dinero, serán menos propicios a dar dinero que cuando este es "regalado" por el experimentalista para llevar a cabo el experimento</text:span><text:bookmark text:name="cite_ref-6"/><text:a xlink:type="simple" xlink:href="http://es.wikipedia.org/wiki/Juego_del_dictador#cite_note-6"><text:span text:style-name="T6">6</text:span></text:a></text:p>
      <text:p text:style-name="P1"><text:span text:style-name="T1"/></text:p>
      <text:p text:style-name="P1"><text:span text:style-name="T1"/></text:p>
      <text:p text:style-name="P1"><text:span text:style-name="T1"/></text:p>
      <text:p text:style-name="P1"><text:soft-page-break/><text:a xlink:type="simple" xlink:href="http://comofunciono.wordpress.com/el-enamoramiento/"><text:span text:style-name="T1">http://comofunciono.wordpress.com/el-enamoramiento/</text:span></text:a></text:p>
      <text:p text:style-name="P1"><text:span text:style-name="T1"/></text:p>
      <text:p text:style-name="P1"><text:span text:style-name="T1"/></text:p>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sans-serif" svg:font-family="sans-serif"/>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rgiolew </meta:initial-creator>
    <meta:creation-date>2013-12-20T11:23:18</meta:creation-date>
    <dc:date>2013-12-20T16:46:20</dc:date>
    <dc:creator>sergiolew </dc:creator>
    <meta:editing-duration>PT5H7M51S</meta:editing-duration>
    <meta:editing-cycles>1</meta:editing-cycles>
    <meta:document-statistic meta:table-count="0" meta:image-count="0" meta:object-count="0" meta:page-count="2" meta:paragraph-count="13" meta:word-count="649" meta:character-count="3920" meta:non-whitespace-character-count="3285"/>
    <meta:generator>LibreOffice/4.0.2.2$Linux_X86_64 LibreOffice_project/400m0$Build-2</meta:generator>
  </office:meta>
</office:document-meta>
</file>